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Cambria" svg:font-family="Cambria"/>
    <style:font-face style:name="Times" svg:font-family="Times"/>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6.591cm" fo:margin-left="-0.053cm" table:align="left" style:writing-mode="lr-tb"/>
    </style:style>
    <style:style style:name="Table1.A" style:family="table-column">
      <style:table-column-properties style:column-width="3.422cm"/>
    </style:style>
    <style:style style:name="Table1.B" style:family="table-column">
      <style:table-column-properties style:column-width="2.177cm"/>
    </style:style>
    <style:style style:name="Table1.C" style:family="table-column">
      <style:table-column-properties style:column-width="1.866cm"/>
    </style:style>
    <style:style style:name="Table1.D" style:family="table-column">
      <style:table-column-properties style:column-width="4.648cm"/>
    </style:style>
    <style:style style:name="Table1.E" style:family="table-column">
      <style:table-column-properties style:column-width="4.479cm"/>
    </style:style>
    <style:style style:name="Table1.1" style:family="table-row">
      <style:table-row-properties style:min-row-height="0.536cm" style:keep-together="true" fo:keep-together="auto"/>
    </style:style>
    <style:style style:name="Table1.A1" style:family="table-cell">
      <style:table-cell-properties style:vertical-align="middle" fo:background-color="#ffffff" fo:padding="0.097cm" fo:border-left="none" fo:border-right="none" fo:border-top="0.018cm solid #000001" fo:border-bottom="0.002cm solid #000001">
        <style:background-image/>
      </style:table-cell-properties>
    </style:style>
    <style:style style:name="Table1.A2" style:family="table-cell">
      <style:table-cell-properties style:vertical-align="middle" fo:background-color="#ffffff" fo:padding="0.097cm" fo:border="none">
        <style:background-image/>
      </style:table-cell-properties>
    </style:style>
    <style:style style:name="Table1.A8" style:family="table-cell">
      <style:table-cell-properties style:vertical-align="middle" fo:background-color="#ffffff" fo:padding="0.097cm" fo:border-left="none" fo:border-right="none" fo:border-top="none" fo:border-bottom="0.018cm solid #000001">
        <style:background-image/>
      </style:table-cell-properties>
    </style:style>
    <style:style style:name="Table1.A9" style:family="table-cell">
      <style:table-cell-properties style:vertical-align="middle" fo:background-color="#ffffff" fo:padding="0.097cm" fo:border-left="none" fo:border-right="none" fo:border-top="0.018cm solid #000001" fo:border-bottom="none">
        <style:background-image/>
      </style:table-cell-properties>
    </style:style>
    <style:style style:name="Table1.15" style:family="table-row">
      <style:table-row-properties style:min-row-height="0.977cm" style:keep-together="true" fo:keep-together="auto"/>
    </style:style>
    <style:style style:name="Table1.19" style:family="table-row">
      <style:table-row-properties style:min-row-height="0.919cm" style:keep-together="true" fo:keep-together="auto"/>
    </style:style>
    <style:style style:name="P1" style:family="paragraph" style:parent-style-name="Tabla">
      <style:paragraph-properties fo:break-before="page" fo:keep-with-next="always"/>
      <style:text-properties style:font-name="Arial1" fo:font-size="11pt" style:font-size-asian="11pt" style:font-name-complex="Arial2" style:font-size-complex="11pt"/>
    </style:style>
    <style:style style:name="P2" style:family="paragraph" style:parent-style-name="Standard">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size-asian="12pt"/>
    </style:style>
    <style:style style:name="P3" style:family="paragraph" style:parent-style-name="Standard">
      <style:text-properties style:font-name="Arial1" fo:font-size="10pt" style:font-size-asian="10pt" style:font-name-complex="Arial2" style:font-size-complex="10pt"/>
    </style:style>
    <style:style style:name="P4" style:family="paragraph" style:parent-style-name="Standard">
      <style:paragraph-properties fo:text-align="center" style:justify-single-word="false"/>
      <style:text-properties style:font-name="Arial1" fo:font-size="10pt" style:font-size-asian="10pt" style:font-name-complex="Arial2" style:font-size-complex="10pt"/>
    </style:style>
    <style:style style:name="P5" style:family="paragraph" style:parent-style-name="Standard">
      <style:text-properties style:font-name="Arial1" fo:font-size="10pt" fo:language="es" fo:country="AR" style:font-size-asian="10pt" style:font-name-complex="Arial2" style:font-size-complex="10pt"/>
    </style:style>
    <style:style style:name="P6" style:family="paragraph" style:parent-style-name="Standard">
      <style:paragraph-properties fo:text-align="center" style:justify-single-word="false"/>
      <style:text-properties style:font-name="Arial1" fo:font-size="10pt" fo:language="es" fo:country="AR" style:font-size-asian="10pt" style:font-name-complex="Arial2" style:font-size-complex="10pt"/>
    </style:style>
    <style:style style:name="P7" style:family="paragraph" style:parent-style-name="Standard">
      <style:text-properties style:font-name="Arial1" fo:font-size="10pt" fo:language="en" fo:country="US" style:font-size-asian="10pt" style:font-name-complex="Arial2" style:font-size-complex="10pt"/>
    </style:style>
    <style:style style:name="P8" style:family="paragraph" style:parent-style-name="Standard">
      <style:text-properties style:font-name="Arial1" fo:font-size="10pt" fo:language="fr" fo:country="FR" style:font-size-asian="10pt" style:font-name-complex="Arial2" style:font-size-complex="10pt"/>
    </style:style>
    <style:style style:name="P9" style:family="paragraph" style:parent-style-name="Standard">
      <style:paragraph-properties fo:text-align="center" style:justify-single-word="false"/>
      <style:text-properties style:font-name="Arial1" fo:font-size="10pt" fo:language="fr" fo:country="FR" style:font-size-asian="10pt" style:font-name-complex="Arial2" style:font-size-complex="10pt"/>
    </style:style>
    <style:style style:name="P10" style:family="paragraph" style:parent-style-name="Standard">
      <style:paragraph-properties fo:padding="0.074cm" fo:border-left="none" fo:border-right="none" fo:border-top="none" fo:border-bottom="0.002cm solid #000000" style:join-border="false">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size-asian="12pt"/>
    </style:style>
    <style:style style:name="P11" style:family="paragraph" style:parent-style-name="Text_20_body">
      <style:paragraph-properties>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size-asian="12pt"/>
    </style:style>
    <style:style style:name="P12" style:family="paragraph" style:parent-style-name="Standard" style:master-page-name="Standard">
      <style:paragraph-properties style:page-number="auto">
        <style:tab-stops>
          <style:tab-stop style:position="0.998cm"/>
          <style:tab-stop style:position="1.998cm"/>
          <style:tab-stop style:position="2.999cm"/>
          <style:tab-stop style:position="3.999cm"/>
          <style:tab-stop style:position="4.999cm"/>
          <style:tab-stop style:position="5.999cm"/>
          <style:tab-stop style:position="6.999cm"/>
          <style:tab-stop style:position="7.999cm"/>
          <style:tab-stop style:position="8.999cm"/>
          <style:tab-stop style:position="9.999cm"/>
          <style:tab-stop style:position="11cm"/>
          <style:tab-stop style:position="12cm"/>
        </style:tab-stops>
      </style:paragraph-properties>
      <style:text-properties style:font-size-asian="12pt"/>
    </style:style>
    <style:style style:name="P13" style:family="paragraph" style:parent-style-name="Text_20_body" style:list-style-name="WWNum5"/>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Arial1" fo:font-size="10pt" style:font-size-asian="10pt" style:font-name-complex="Arial2" style:font-size-complex="10pt"/>
    </style:style>
    <style:style style:name="T4" style:family="text">
      <style:text-properties style:font-name="Arial1" fo:font-size="10pt" fo:font-style="italic" style:font-size-asian="10pt" style:font-style-asian="italic" style:font-name-complex="Arial2" style:font-size-complex="10pt"/>
    </style:style>
    <style:style style:name="T5" style:family="text">
      <style:text-properties style:font-name="Arial1" fo:font-size="10pt" fo:language="es" fo:country="AR" style:font-size-asian="10pt" style:font-name-complex="Arial2" style:font-size-complex="10pt"/>
    </style:style>
    <style:style style:name="T6" style:family="text">
      <style:text-properties style:font-name="Arial1" fo:font-size="10pt" fo:language="es" fo:country="AR" fo:font-style="italic" style:font-size-asian="10pt" style:font-style-asian="italic" style:font-name-complex="Arial2" style:font-size-complex="10pt"/>
    </style:style>
    <style:style style:name="T7" style:family="text">
      <style:text-properties style:font-name="Arial1" fo:font-size="10pt" fo:language="fr" fo:country="FR" style:font-size-asian="10pt" style:font-name-complex="Arial2" style:font-size-complex="10pt"/>
    </style:style>
    <style:style style:name="T8" style:family="text">
      <style:text-properties style:font-name="Arial1" fo:font-size="10pt" fo:language="fr" fo:country="FR" fo:font-style="italic" style:font-size-asian="10pt" style:font-style-asian="italic" style:font-name-complex="Arial2" style:font-size-complex="10pt"/>
    </style:style>
    <style:style style:name="T9" style:family="text">
      <style:text-properties style:text-position="sub 58%" fo:font-style="italic" style:font-style-asian="italic" style:font-style-complex="italic"/>
    </style:style>
    <style:style style:name="T10" style:family="text">
      <style:text-properties style:text-position="sub 58%" style:font-name="Times New Roman" fo:font-style="italic" style:font-name-asian="Times New Roman1" style:font-style-asian="italic" style:font-name-complex="Times New Roman1" style:font-style-complex="italic"/>
    </style:style>
    <style:style style:name="T11" style:family="text">
      <style:text-properties style:font-name="Times New Roman"/>
    </style:style>
    <style:style style:name="T12" style:family="text">
      <style:text-properties style:font-name="Times New Roman" fo:font-style="italic" style:font-style-asian="italic" style:font-style-complex="italic"/>
    </style:style>
    <style:style style:name="T13" style:family="text">
      <style:text-properties style:font-name="Times New Roman" style:font-name-asian="Times New Roman1" style:font-name-complex="Times New Roman1"/>
    </style:style>
    <style:style style:name="gr1" style:family="graphic">
      <style:graphic-properties draw:stroke="none" draw:fill="none" fo:min-height="1.208cm" fo:min-width="4.8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fo:min-height="0.557cm" fo:min-width="3.99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none" fo:min-height="0.527cm" fo:min-width="2.10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none" fo:min-height="0.774cm" fo:min-width="5.173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aracentrotus0.1</text:p>
      <text:p text:style-name="P2"/>
      <text:p text:style-name="P2">Años de simulación: 2010-2030</text:p>
      <text:p text:style-name="P2">Ciclos anuales una temporada de pesca por año</text:p>
      <text:p text:style-name="P2">Plus group: 8 ya que la tasa de crecimiento cae por debajo del 0.05% respecto a la tasa máxima de crecimiento. </text:p>
      <text:p text:style-name="P2">Edad de madurez: 3 -&gt; Igual hay que cambiarlo porque es la knife age-at-maturity e igual tiene que ser un poco mayor. </text:p>
      <text:p text:style-name="P2">Lambda_ProdXBiomasa: Queda con el 1.5 </text:p>
      <text:p text:style-name="P2"/>
      <text:p text:style-name="P2">IMPORTANTE: Hay que cambiar las superficies de hábitat.</text:p>
      <text:p text:style-name="P2"/>
      <text:p text:style-name="P2">Clases de talla: Talla inicial: 1 mm / Talla final: 120mm <text:s/>(tamaño máximo histórico: varios autores Catoira???)</text:p>
      <text:p text:style-name="P2"/>
      <text:p text:style-name="P2">Áreas: </text:p>
      <text:p text:style-name="P2">Ejemplo de Porto do Son: </text:p>
      <text:p text:style-name="P2">4 áreas: Porto do Son, Castro, Queiruga, Baia</text:p>
      <text:p text:style-name="P2">De momento las regiones biológicas se mantienen. </text:p>
      <text:p text:style-name="P2">Multiplier L-W Relationship</text:p>
      <text:p text:style-name="P10"/>
      <text:p text:style-name="P2"/>
      <text:h text:style-name="Heading_20_2" text:outline-level="2"><text:bookmark-start text:name="_Toc272515714"/>Recopilación de antecedentes técnicos para Paracentrotus lividus<text:bookmark-end text:name="_Toc272515714"/></text:h>
      <text:h text:style-name="Heading_20_3" text:outline-level="3"><text:bookmark-start text:name="_Toc272515715"/><text:bookmark text:name="__RefHeading__3665_2044329055"/>Revisión bibliográfica científica y técnica de <text:span text:style-name="T2">Paracentrotus lividus</text:span><text:bookmark-end text:name="_Toc272515715"/><text:bookmark-end text:name="__RefHeading__3665_2044329055"/></text:h>
      <text:p text:style-name="Text_20_body">La revisión de la literatura <text:s/>relativa a <text:span text:style-name="T2">P. lividus</text:span>, en los ámbitos biológico, pesquero y económico permitió obtener un buen resumen de los resultados del conocimiento que se tiene del recurso a la fecha. En el ámbito biológico de revisó literatura asociada a la distribución espacial y biología del recurso, ecología y comportamiento, talla de primera madurez sexual, fecundidad potencial, fase larval, asentamiento y reclutamiento, ciclo biológico reproductivo, crecimiento y mortalidad.</text:p>
      <text:p text:style-name="Text_20_body"><text:span text:style-name="T2">P. lividus</text:span> se distribuye ampliamente por las costas del NE Atlántico y el Mediterráneo. Es abundante en el Mediterráneo occidental y en el Mar Adriático, y menos abundante en al Mediterráneo oriental. En el Atlántico, sus límites de distribución son, hacia el norte las costas de Escocia y del sur y oeste de Irlanda, y hacia el sur el Sahara español. Sin embargo está ausente en largas distancias entre estos dos extremos (Allain, 1972). Se encuentra con frecuencia desde el intermareal hasta unos 30 m de profundidad, aunque es en zonas menos profundas (&lt;8 m) donde se agrega formando “manchas” (patches), o zonas de alta densidad de longitud variable, en las que se concentra la explotación del recurso. En Galicia la profundidad máxima en que se ha registrado esta especie es de 150 m en Fisterra (Besteiro &amp; Urgorri, 1988). Habita sustratos rocosos y otros tipos de fondos duros, <text:soft-page-break/>preferentemente de baja inclinación, situados en zonas expuestas o semiexpuestas (Bulleri <text:span text:style-name="T2">et al</text:span>. 1999). Los erizos de mar pueden desarrollar una conducta excavadora como adaptación a la exposición al oleaje (Martinell, 1981; Hyman, 1955), siendo <text:span text:style-name="T2">P. lividus</text:span> la principal especie excavadora del oeste de Europa, junto con <text:span text:style-name="T2">Psammechinus miliaris</text:span> (Hyman 1955). Preferentemente coloniza superficies de baja inclinación situadas en zonas expuestas o semiexpuestas (Bulleri <text:span text:style-name="T2">et al.</text:span>, 1999). En general todo el Filo muestra fototactismo negativo y tienden a buscar la sombra en grietas, cubriéndose incluso con fragmentos de algas, pequeñas piedras y conchas que mantienen adheridas a su caparazón a través de la presión que ejercen los pies ambulacrales (Verling <text:span text:style-name="T2">et al.</text:span>, 2002; Crook <text:span text:style-name="T2">et al.</text:span> 1999). </text:p>
      <text:h text:style-name="Heading_20_4" text:outline-level="4"><text:bookmark-start text:name="_Toc272515716"/><text:bookmark text:name="__RefHeading__3169_1030017220"/><text:bookmark text:name="__RefHeading__736_413081140"/>Crecimiento<text:bookmark-end text:name="_Toc272515716"/><text:bookmark-end text:name="__RefHeading__3169_1030017220"/><text:bookmark-end text:name="__RefHeading__736_413081140"/></text:h>
      <text:p text:style-name="Text_20_body">El análisis del crecimiento somático ha sido objeto de numerosos estudios. La mayoría se han llevado a cabo bajo condiciones de cultivo con estimaciones de tasas de crecimiento en función de la talla para evaluar distintas dietas y condiciones de cultivo. Pero además, existen estudios de cultivo en laboratorio desde el momento del asentamiento de las larvas y otros el medio natural en donde se <text:s/>obtuvieron tanto tasas de crecimiento como estimas indirectas de la edad mediante el análisis de las estrías de crecimiento que se marcan en las placas de la testa.</text:p>
      <text:p text:style-name="Text_20_body">Se recogieron datos de tallas y edades clave en el ciclo biológico del erizo de mar (Tabla 1) que permitieron estimar parámetros clave del modelo como la talla de madurez y longevidad.</text:p>
      <text:p text:style-name="P1">Tabla : Tallas y edades clave en el ciclo vital de Paracentrotus lividus. La talla es el diámetro en mm y la edad está referida en año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3"/>
          </table:table-cell>
          <table:table-cell table:style-name="Table1.A1" office:value-type="string">
            <text:p text:style-name="P4">Talla</text:p>
          </table:table-cell>
          <table:table-cell table:style-name="Table1.A1" office:value-type="string">
            <text:p text:style-name="P4">Edad</text:p>
          </table:table-cell>
          <table:table-cell table:style-name="Table1.A1" office:value-type="string">
            <text:p text:style-name="P4">Localidad</text:p>
          </table:table-cell>
          <table:table-cell table:style-name="Table1.A1" office:value-type="string">
            <text:p text:style-name="P4">Fuente</text:p>
          </table:table-cell>
        </table:table-row>
        <table:table-row table:style-name="Table1.1">
          <table:table-cell table:style-name="Table1.A2" office:value-type="string">
            <text:p text:style-name="P3">Asentamiento</text:p>
          </table:table-cell>
          <table:table-cell table:style-name="Table1.A2" office:value-type="string">
            <text:p text:style-name="P4">0.35-2</text:p>
          </table:table-cell>
          <table:table-cell table:style-name="Table1.A2" office:value-type="string">
            <text:p text:style-name="P4">-</text:p>
          </table:table-cell>
          <table:table-cell table:style-name="Table1.A2" office:value-type="string">
            <text:p text:style-name="P3">Francia S (Marsella)</text:p>
          </table:table-cell>
          <table:table-cell table:style-name="Table1.A2" office:value-type="string">
            <text:p text:style-name="P3">Azzolina and Willsie, 1987</text:p>
          </table:table-cell>
        </table:table-row>
        <table:table-row table:style-name="Table1.1">
          <table:table-cell table:style-name="Table1.A2" office:value-type="string">
            <text:p text:style-name="P3"/>
          </table:table-cell>
          <table:table-cell table:style-name="Table1.A2" office:value-type="string">
            <text:p text:style-name="P4">0.5-1</text:p>
          </table:table-cell>
          <table:table-cell table:style-name="Table1.A2" office:value-type="string">
            <text:p text:style-name="P4">-</text:p>
          </table:table-cell>
          <table:table-cell table:style-name="Table1.A2" office:value-type="string">
            <text:p text:style-name="P3"/>
          </table:table-cell>
          <table:table-cell table:style-name="Table1.A2" office:value-type="string">
            <text:p text:style-name="P3">Gabín and Lorenzo, 1993</text:p>
          </table:table-cell>
        </table:table-row>
        <table:table-row table:style-name="Table1.1">
          <table:table-cell table:style-name="Table1.A2" office:value-type="string">
            <text:p text:style-name="P3"/>
          </table:table-cell>
          <table:table-cell table:style-name="Table1.A2" office:value-type="string">
            <text:p text:style-name="P4">0.5</text:p>
          </table:table-cell>
          <table:table-cell table:style-name="Table1.A2" office:value-type="string">
            <text:p text:style-name="P4">-</text:p>
          </table:table-cell>
          <table:table-cell table:style-name="Table1.A2" office:value-type="string">
            <text:p text:style-name="P3">Francia N (Bretaña)</text:p>
          </table:table-cell>
          <table:table-cell table:style-name="Table1.A2" office:value-type="string">
            <text:p text:style-name="Standard"><text:span text:style-name="T3">Grossjean </text:span><text:span text:style-name="T4">et al</text:span><text:span text:style-name="T3">., 2003</text:span></text:p>
          </table:table-cell>
        </table:table-row>
        <table:table-row table:style-name="Table1.1">
          <table:table-cell table:style-name="Table1.A2" office:value-type="string">
            <text:p text:style-name="P3"/>
          </table:table-cell>
          <table:table-cell table:style-name="Table1.A2" office:value-type="string">
            <text:p text:style-name="P4">0.23-0.58</text:p>
          </table:table-cell>
          <table:table-cell table:style-name="Table1.A2" office:value-type="string">
            <text:p text:style-name="P4">-</text:p>
          </table:table-cell>
          <table:table-cell table:style-name="Table1.A2" office:value-type="string">
            <text:p text:style-name="P3">España NE (Islas Medes)</text:p>
          </table:table-cell>
          <table:table-cell table:style-name="Table1.A2" office:value-type="string">
            <text:p text:style-name="Standard"><text:span text:style-name="T3">Hereu </text:span><text:span text:style-name="T4">et al</text:span><text:span text:style-name="T3">., 2004</text:span></text:p>
          </table:table-cell>
        </table:table-row>
        <table:table-row table:style-name="Table1.1">
          <table:table-cell table:style-name="Table1.A2" office:value-type="string">
            <text:p text:style-name="P3"/>
          </table:table-cell>
          <table:table-cell table:style-name="Table1.A2" office:value-type="string">
            <text:p text:style-name="P4">0.5-2</text:p>
          </table:table-cell>
          <table:table-cell table:style-name="Table1.A2" office:value-type="string">
            <text:p text:style-name="P4">-</text:p>
          </table:table-cell>
          <table:table-cell table:style-name="Table1.A2" office:value-type="string">
            <text:p text:style-name="P3">España NE (Cataluña)</text:p>
          </table:table-cell>
          <table:table-cell table:style-name="Table1.A2" office:value-type="string">
            <text:p text:style-name="Standard"><text:span text:style-name="T3">López </text:span><text:span text:style-name="T4">et al</text:span><text:span text:style-name="T3">., 1998</text:span></text:p>
          </table:table-cell>
        </table:table-row>
        <table:table-row table:style-name="Table1.1">
          <table:table-cell table:style-name="Table1.A2" office:value-type="string">
            <text:p text:style-name="P3"/>
          </table:table-cell>
          <table:table-cell table:style-name="Table1.A2" office:value-type="string">
            <text:p text:style-name="P4">0.3-2</text:p>
          </table:table-cell>
          <table:table-cell table:style-name="Table1.A2" office:value-type="string">
            <text:p text:style-name="P4">-</text:p>
          </table:table-cell>
          <table:table-cell table:style-name="Table1.A2" office:value-type="string">
            <text:p text:style-name="P3">España NE (Cataluña)</text:p>
          </table:table-cell>
          <table:table-cell table:style-name="Table1.A2" office:value-type="string">
            <text:p text:style-name="Standard"><text:span text:style-name="T3">Lozano </text:span><text:span text:style-name="T4">et al</text:span><text:span text:style-name="T3">. 1995</text:span></text:p>
          </table:table-cell>
        </table:table-row>
        <table:table-row table:style-name="Table1.1">
          <table:table-cell table:style-name="Table1.A8" office:value-type="string">
            <text:p text:style-name="P3"/>
          </table:table-cell>
          <table:table-cell table:style-name="Table1.A8" office:value-type="string">
            <text:p text:style-name="P4">0.35-3.5</text:p>
          </table:table-cell>
          <table:table-cell table:style-name="Table1.A8" office:value-type="string">
            <text:p text:style-name="P4">-</text:p>
          </table:table-cell>
          <table:table-cell table:style-name="Table1.A8" office:value-type="string">
            <text:p text:style-name="P3">Irlanda E</text:p>
          </table:table-cell>
          <table:table-cell table:style-name="Table1.A8" office:value-type="string">
            <text:p text:style-name="P3">Moylan, 1997 </text:p>
          </table:table-cell>
        </table:table-row>
        <table:table-row table:style-name="Table1.1">
          <table:table-cell table:style-name="Table1.A9" office:value-type="string">
            <text:p text:style-name="P3">Madurez</text:p>
          </table:table-cell>
          <table:table-cell table:style-name="Table1.A9" office:value-type="string">
            <text:p text:style-name="P4">35</text:p>
          </table:table-cell>
          <table:table-cell table:style-name="Table1.A9" office:value-type="string">
            <text:p text:style-name="P4">3</text:p>
          </table:table-cell>
          <table:table-cell table:style-name="Table1.A9" office:value-type="string">
            <text:p text:style-name="P3">España NE(Cataluña)</text:p>
          </table:table-cell>
          <table:table-cell table:style-name="Table1.A9" office:value-type="string">
            <text:p text:style-name="Standard"><text:span text:style-name="T3">Lozano </text:span><text:span text:style-name="T4">et al</text:span><text:span text:style-name="T3">.. 1995</text:span></text:p>
          </table:table-cell>
        </table:table-row>
        <table:table-row table:style-name="Table1.1">
          <table:table-cell table:style-name="Table1.A8" office:value-type="string">
            <text:p text:style-name="P3"/>
          </table:table-cell>
          <table:table-cell table:style-name="Table1.A8" office:value-type="string">
            <text:p text:style-name="P4">30</text:p>
          </table:table-cell>
          <table:table-cell table:style-name="Table1.A8" office:value-type="string">
            <text:p text:style-name="P4">-</text:p>
          </table:table-cell>
          <table:table-cell table:style-name="Table1.A8" office:value-type="string">
            <text:p text:style-name="P3">Francia S (Marsella)</text:p>
          </table:table-cell>
          <table:table-cell table:style-name="Table1.A8" office:value-type="string">
            <text:p text:style-name="P3">Régis, 1978</text:p>
          </table:table-cell>
        </table:table-row>
        <table:table-row table:style-name="Table1.1">
          <table:table-cell table:style-name="Table1.A9" office:value-type="string">
            <text:p text:style-name="P3">Longevidad y talla máxima</text:p>
          </table:table-cell>
          <table:table-cell table:style-name="Table1.A9" office:value-type="string">
            <text:p text:style-name="P4">62</text:p>
          </table:table-cell>
          <table:table-cell table:style-name="Table1.A9" office:value-type="string">
            <text:p text:style-name="P4">-</text:p>
          </table:table-cell>
          <table:table-cell table:style-name="Table1.A9" office:value-type="string">
            <text:p text:style-name="P3">Reino Unido</text:p>
          </table:table-cell>
          <table:table-cell table:style-name="Table1.A9" office:value-type="string">
            <text:p text:style-name="P3">Ebling. 1966</text:p>
          </table:table-cell>
        </table:table-row>
        <table:table-row table:style-name="Table1.1">
          <table:table-cell table:style-name="Table1.A2" office:value-type="string">
            <text:p text:style-name="P3"/>
          </table:table-cell>
          <table:table-cell table:style-name="Table1.A2" office:value-type="string">
            <text:p text:style-name="P4">90</text:p>
          </table:table-cell>
          <table:table-cell table:style-name="Table1.A2" office:value-type="string">
            <text:p text:style-name="P4">-</text:p>
          </table:table-cell>
          <table:table-cell table:style-name="Table1.A2" office:value-type="string">
            <text:p text:style-name="P3">Francia N (Caen)</text:p>
          </table:table-cell>
          <table:table-cell table:style-name="Table1.A2" office:value-type="string">
            <text:p text:style-name="Standard"><text:span text:style-name="T3">Le </text:span><text:span text:style-name="T5">Gall. 1987</text:span></text:p>
          </table:table-cell>
        </table:table-row>
        <table:table-row table:style-name="Table1.1">
          <table:table-cell table:style-name="Table1.A2" office:value-type="string">
            <text:p text:style-name="P5"/>
          </table:table-cell>
          <table:table-cell table:style-name="Table1.A2" office:value-type="string">
            <text:p text:style-name="P6">75</text:p>
          </table:table-cell>
          <table:table-cell table:style-name="Table1.A2" office:value-type="string">
            <text:p text:style-name="P6">-</text:p>
          </table:table-cell>
          <table:table-cell table:style-name="Table1.A2" office:value-type="string">
            <text:p text:style-name="P5">España NO (Asturias)</text:p>
          </table:table-cell>
          <table:table-cell table:style-name="Table1.A2" office:value-type="string">
            <text:p text:style-name="P5">Haya, 1990</text:p>
          </table:table-cell>
        </table:table-row>
        <table:table-row table:style-name="Table1.1">
          <table:table-cell table:style-name="Table1.A2" office:value-type="string">
            <text:p text:style-name="P5"/>
          </table:table-cell>
          <table:table-cell table:style-name="Table1.A2" office:value-type="string">
            <text:p text:style-name="P6">80</text:p>
          </table:table-cell>
          <table:table-cell table:style-name="Table1.A2" office:value-type="string">
            <text:p text:style-name="P6">10-11</text:p>
          </table:table-cell>
          <table:table-cell table:style-name="Table1.A2" office:value-type="string">
            <text:p text:style-name="P5">España NO (Galicia)</text:p>
          </table:table-cell>
          <table:table-cell table:style-name="Table1.A2" office:value-type="string">
            <text:p text:style-name="Standard"><text:span text:style-name="T5">Ugorri </text:span><text:span text:style-name="T6">et a</text:span><text:span text:style-name="T5">l., 1994</text:span></text:p>
          </table:table-cell>
        </table:table-row>
        <table:table-row table:style-name="Table1.15">
          <table:table-cell table:style-name="Table1.A2" office:value-type="string">
            <text:p text:style-name="P5"/>
          </table:table-cell>
          <table:table-cell table:style-name="Table1.A2" office:value-type="string">
            <text:p text:style-name="P6">92.5</text:p>
          </table:table-cell>
          <table:table-cell table:style-name="Table1.A2" office:value-type="string">
            <text:p text:style-name="P6">-</text:p>
          </table:table-cell>
          <table:table-cell table:style-name="Table1.A2" office:value-type="string">
            <text:p text:style-name="P5">España NO (Galicia)</text:p>
          </table:table-cell>
          <table:table-cell table:style-name="Table1.A2" office:value-type="string">
            <text:p text:style-name="P7">Ourens and Fernández,</text:p>
            <text:p text:style-name="P7"><text:s/>unpublished data</text:p>
          </table:table-cell>
        </table:table-row>
        <table:table-row table:style-name="Table1.1">
          <table:table-cell table:style-name="Table1.A2" office:value-type="string">
            <text:p text:style-name="P7"/>
          </table:table-cell>
          <table:table-cell table:style-name="Table1.A2" office:value-type="string">
            <text:p text:style-name="P4">75</text:p>
          </table:table-cell>
          <table:table-cell table:style-name="Table1.A2" office:value-type="string">
            <text:p text:style-name="P4">-</text:p>
          </table:table-cell>
          <table:table-cell table:style-name="Table1.A2" office:value-type="string">
            <text:p text:style-name="P3">España NE (Catalonia)</text:p>
          </table:table-cell>
          <table:table-cell table:style-name="Table1.A2" office:value-type="string">
            <text:p text:style-name="Standard"><text:span text:style-name="T3">Lozano </text:span><text:span text:style-name="T4">et al</text:span><text:span text:style-name="T3">., 1995</text:span></text:p>
          </table:table-cell>
        </table:table-row>
        <table:table-row table:style-name="Table1.1">
          <table:table-cell table:style-name="Table1.A2" office:value-type="string">
            <text:p text:style-name="P3"/>
          </table:table-cell>
          <table:table-cell table:style-name="Table1.A2" office:value-type="string">
            <text:p text:style-name="P4">60-65</text:p>
          </table:table-cell>
          <table:table-cell table:style-name="Table1.A2" office:value-type="string">
            <text:p text:style-name="P4">-</text:p>
          </table:table-cell>
          <table:table-cell table:style-name="Table1.A2" office:value-type="string">
            <text:p text:style-name="P3">Mediterráneo</text:p>
          </table:table-cell>
          <table:table-cell table:style-name="Table1.A2" office:value-type="string">
            <text:p text:style-name="P3">Gamble, 1967</text:p>
          </table:table-cell>
        </table:table-row>
        <table:table-row table:style-name="Table1.1">
          <table:table-cell table:style-name="Table1.A2" office:value-type="string">
            <text:p text:style-name="P3"/>
          </table:table-cell>
          <table:table-cell table:style-name="Table1.A2" office:value-type="string">
            <text:p text:style-name="P4">60-66</text:p>
          </table:table-cell>
          <table:table-cell table:style-name="Table1.A2" office:value-type="string">
            <text:p text:style-name="P4">-</text:p>
          </table:table-cell>
          <table:table-cell table:style-name="Table1.A2" office:value-type="string">
            <text:p text:style-name="P3">Francia S (Marsella)</text:p>
          </table:table-cell>
          <table:table-cell table:style-name="Table1.A2" office:value-type="string">
            <text:p text:style-name="P3">Régis, 1978</text:p>
          </table:table-cell>
        </table:table-row>
        <table:table-row table:style-name="Table1.19">
          <table:table-cell table:style-name="Table1.A2" office:value-type="string">
            <text:p text:style-name="P3"/>
          </table:table-cell>
          <table:table-cell table:style-name="Table1.A2" office:value-type="string">
            <text:p text:style-name="P4">75</text:p>
          </table:table-cell>
          <table:table-cell table:style-name="Table1.A2" office:value-type="string">
            <text:p text:style-name="P4">-</text:p>
          </table:table-cell>
          <table:table-cell table:style-name="Table1.A2" office:value-type="string">
            <text:p text:style-name="P3">Francia S (Marsella)</text:p>
          </table:table-cell>
          <table:table-cell table:style-name="Table1.A2" office:value-type="string">
            <text:p text:style-name="Standard"><text:span text:style-name="T7">Boudouresque </text:span><text:span text:style-name="T8">et al.</text:span><text:span text:style-name="T7">, 1989</text:span></text:p>
          </table:table-cell>
        </table:table-row>
        <table:table-row table:style-name="Table1.1">
          <table:table-cell table:style-name="Table1.A2" office:value-type="string">
            <text:p text:style-name="P8"/>
          </table:table-cell>
          <table:table-cell table:style-name="Table1.A2" office:value-type="string">
            <text:p text:style-name="P9">-</text:p>
          </table:table-cell>
          <table:table-cell table:style-name="Table1.A2" office:value-type="string">
            <text:p text:style-name="P9">6-9</text:p>
          </table:table-cell>
          <table:table-cell table:style-name="Table1.A2" office:value-type="string">
            <text:p text:style-name="P8">Irlanda S</text:p>
          </table:table-cell>
          <table:table-cell table:style-name="Table1.A2" office:value-type="string">
            <text:p text:style-name="P8">Crapp and Willis, 1975</text:p>
          </table:table-cell>
        </table:table-row>
        <table:table-row table:style-name="Table1.1">
          <table:table-cell table:style-name="Table1.A2" office:value-type="string">
            <text:p text:style-name="P8"/>
          </table:table-cell>
          <table:table-cell table:style-name="Table1.A2" office:value-type="string">
            <text:p text:style-name="P9">-</text:p>
          </table:table-cell>
          <table:table-cell table:style-name="Table1.A2" office:value-type="string">
            <text:p text:style-name="P9">7-11</text:p>
          </table:table-cell>
          <table:table-cell table:style-name="Table1.A2" office:value-type="string">
            <text:p text:style-name="P8">Francia N (Bretagne)</text:p>
          </table:table-cell>
          <table:table-cell table:style-name="Table1.A2" office:value-type="string">
            <text:p text:style-name="P8">Allain, 1978</text:p>
          </table:table-cell>
        </table:table-row>
        <table:table-row table:style-name="Table1.1">
          <table:table-cell table:style-name="Table1.A2" office:value-type="string">
            <text:p text:style-name="P8"/>
          </table:table-cell>
          <table:table-cell table:style-name="Table1.A2" office:value-type="string">
            <text:p text:style-name="P9">-</text:p>
          </table:table-cell>
          <table:table-cell table:style-name="Table1.A2" office:value-type="string">
            <text:p text:style-name="P9">10-11</text:p>
          </table:table-cell>
          <table:table-cell table:style-name="Table1.A2" office:value-type="string">
            <text:p text:style-name="P8">España NE (Cataluñ)</text:p>
          </table:table-cell>
          <table:table-cell table:style-name="Table1.A2" office:value-type="string">
            <text:p text:style-name="Standard"><text:span text:style-name="T7">Turon </text:span><text:span text:style-name="T8">et al</text:span><text:span text:style-name="T7">., 1</text:span><text:span text:style-name="T3">995</text:span></text:p>
          </table:table-cell>
        </table:table-row>
        <table:table-row table:style-name="Table1.1">
          <table:table-cell table:style-name="Table1.A8" office:value-type="string">
            <text:p text:style-name="P3"/>
          </table:table-cell>
          <table:table-cell table:style-name="Table1.A8" office:value-type="string">
            <text:p text:style-name="P4">-</text:p>
          </table:table-cell>
          <table:table-cell table:style-name="Table1.A8" office:value-type="string">
            <text:p text:style-name="P4">8</text:p>
          </table:table-cell>
          <table:table-cell table:style-name="Table1.A8" office:value-type="string">
            <text:p text:style-name="P3">Túnez</text:p>
          </table:table-cell>
          <table:table-cell table:style-name="Table1.A8" office:value-type="string">
            <text:p text:style-name="Standard"><text:span text:style-name="T3">Sellem </text:span><text:span text:style-name="T4">et al</text:span><text:span text:style-name="T3">., 2000</text:span></text:p>
          </table:table-cell>
        </table:table-row>
      </table:table>
      <text:p text:style-name="Text_20_body"/>
      <text:p text:style-name="Text_20_body">Además, todos los datos de crecimiento fueron recopilados y recogidos en una base de datos. Con el objetivo de obtener un modelo del crecimiento de los individuos se realizó un metanálisis de estudios mediante el uso de modelos mixtos no lineales. Aunque los estudios que obtuvieron tasas de crecimiento son más numerosos, no se pudieron obtener buenas estimas del crecimiento mediante el análisis de los mismos, ya que las condiciones experimentales diferían demasiado entre estudios habiendo una fuerte colinearidad entre factores de interés y aportando mucho ruido al análisis. Así, para la obtención del modelo de crecimiento sólo se utilizaron los estudios de estimaciones indirectas de edad o los estudios de laboratorio en los cuales la edad de los individuos era conocida. </text:p>
      <text:p text:style-name="Text_20_body">El modelo de crecimiento con el cual se obtuvo mejor ajuste se corresponde con el modelo de von Bertalanffy tipo 2 según la ecuación: </text:p>
      <text:p text:style-name="Text_20_body"><draw:custom-shape text:anchor-type="paragraph" draw:z-index="0" draw:style-name="gr1" svg:width="4.896cm" svg:height="1.209cm" svg:x="0cm" svg:y="0cm"><text:p/><draw:enhanced-geometry draw:type="mso-spt75"/></draw:custom-shape></text:p>
      <text:p text:style-name="Text_20_body">donde <text:span text:style-name="T2">L</text:span><text:span text:style-name="T9">t </text:span>es el diámetro medio que alcanzan los inviduos a la edad <text:span text:style-name="T2">t</text:span>, <text:span text:style-name="T2">L</text:span><text:span text:style-name="T10">∞</text:span> es el <text:soft-page-break/>diámetro máximo medio que sigue una distribución normal N(52.79, 8.13), <text:s/><text:span text:style-name="T2">k</text:span> es la tasa de crecimiento con distribución N(0.68, 0.23) y <text:span text:style-name="T2">T</text:span><text:span text:style-name="T9">0</text:span><text:span text:style-name="T2"> <text:s/></text:span>es -0.42<text:span text:style-name="T11">±0.05</text:span> y se corresponde con la edad teórica a la cúal el diámetro es cero. El error de observación <text:span text:style-name="T12">ε</text:span><text:span text:style-name="T9">i</text:span> <text:span text:style-name="T11">є</text:span> N(0, 17.78).</text:p>
      <text:p text:style-name="Text_20_body">De este modo, para alcanzar la talla mínima de explotación comercial, establecida en 55 mm en la comunidad de Galicia, se necesitan como mínimo unos 5 años de vida. La longevidad estimada varía entre 7 y 11 años según los autores consultados (Allain, 1978; Turon et al. 1993; Ugorri el al. 1994). </text:p>
      <text:p text:style-name="Text_20_body">Por otro lado, en el proyecto OURIGAL se recogieron muestras de distintos erizos para la estimación de su edad. El análisis parcial de las mismas (Figura 2) y el ajuste de los datos obtenidos hasta el momento al modelo de von Bertalanffy tipo 2 <text:s/>mediante mínimos cuadrados no lineales indica que el tamaño máximo de los individuos (<text:span text:style-name="T2">L</text:span><text:span text:style-name="T10">∞</text:span><text:span text:style-name="T13">) </text:span>es 101.70<text:span text:style-name="T11">±4.00(S.E)</text:span> mm, con una <text:span text:style-name="T2">k</text:span> de 0.25<text:span text:style-name="T11">±</text:span> 0.02 y un <text:span text:style-name="T2">T</text:span><text:span text:style-name="T9">0</text:span> de -1.61<text:span text:style-name="T11">±0.18</text:span>. El tamaño máximo es muy superior al estimado mediante el metanálisis de los estudios realizados con anterioridad, y se cree que puede ser debido a que estos estudios fueron en su mayoría realizados a partir de muestras de individuos recolectados a poca profundidad o en el intermareal. Además, dentro de estas muestras se han encontrado individuos de hasta 11 años de edad. </text:p>
      <text:p text:style-name="Text_20_body"/>
      <text:h text:style-name="Heading_20_4" text:outline-level="4"><text:bookmark-start text:name="_Toc272515717"/><text:bookmark text:name="__RefHeading__3667_2044329055"/>Reproducción<text:bookmark-end text:name="_Toc272515717"/><text:bookmark-end text:name="__RefHeading__3667_2044329055"/></text:h>
      <text:p text:style-name="Text_20_body">Todos los equinoideos son dioicos, y no presentan dimorfismo sexual aparente. La proporción de sexos en <text:span text:style-name="T2">P. lividus</text:span> es 1:1, tanto en poblaciones pertenecientes a las costas de Galicia (Catoira Gómez 1995; Míguez-Rodríguez &amp; Catoira-Gómez, 1986), como en otras poblaciones más al norte (Crapp &amp; Willis 1975). Esta especie posee cinco gónadas, a partir de las cuales se liberan los óvulos y espermatozoides al agua, donde se produce la fecundación. <text:s/>La fecundación es externa, y el desove en <text:span text:style-name="T2">Paracentrotus lividus</text:span> se produce una o dos veces al año en el Mediterráneo, lo cual parece guardar relación con el grado de exposición al oleaje, que limita la disponibilidad de alimento (Guettaf et al., 2000). En Galicia el ciclo gonadal es anual, con un único periodo de puesta entre abril y julio, cuyo pico se encuentra en mayo-junio (Catoira Gómez 1995, Montero Torreiro &amp; García Martínez 2003). La puesta termina en agosto y tras ella prosigue un periodo de reposo. En otoño acumulan reservas progresivamente, alcanzando la madurez gonadal entre invierno y primavera (Catoira Gómez 1995).</text:p>
      <text:p text:style-name="Text_20_body"><text:s/>En este momento las gónadas alcanzan en torno a un 10% del peso fresco del individuo.</text:p>
      <text:h text:style-name="Heading_20_5" text:outline-level="5"><text:bookmark-start text:name="_Toc272515718"/><text:bookmark text:name="__RefHeading__3669_2044329055"/>Talla de primera madurez<text:bookmark-end text:name="_Toc272515718"/><text:bookmark-end text:name="__RefHeading__3669_2044329055"/></text:h>
      <text:p text:style-name="Text_20_body">La madurez sexual se adquiere entorno a los 30-35 mm y 3 años de edad (Tabla 1). Se ha constatado que esta talla de madurez es del orden de 10 mm menor en comunidades que ocupan hábitats inestables que en comunidades de hábitats estables, diferentes en términos de exposición al oleaje y el viento, la influencia de las descargas de ríos y la disponibilidad de alimento (Lozano et al. 1995).</text:p>
      <text:h text:style-name="Heading_20_4" text:outline-level="4"><text:bookmark-start text:name="_Toc272515719"/><text:bookmark text:name="__RefHeading__3671_2044329055"/><text:soft-page-break/>Fase larvaria, asentamiento y reclutamiento:<text:bookmark-end text:name="_Toc272515719"/><text:bookmark-end text:name="__RefHeading__3671_2044329055"/></text:h>
      <text:p text:style-name="Text_20_body">La unión de los gametos da lugar a una larva planctónica llamada equinopluteus, que nada y se alimenta en la columna de agua durante aproximadamente un mes. Tras sucesivas transformaciones la larva migra al fondo y se fija al sustrato, pasando a formar parte de la comunidad bentónica. En el momento de asentarse sufre una rápida metamorfosis, que da lugar a jóvenes erizos de alrededor de 0.5 a 1 mm de diámetro (Gabín &amp; Lorenzo de Dios, 1993; Hyman, 1955). En otras especies de erizo que presentan comportamientos gregarios es frecuente encontrar individuos juveniles entre las espinas de los adultos, donde sus tasas de supervivencia son mayores debido a la protección que proporcionan las espinas ante los predadores (Nishizaki &amp; Ackerman, 2004; Tegner &amp; Levin, 1983; Levitan &amp; Genovese, 1989). En <text:span text:style-name="T2">P. lividus</text:span> no se ha descrito este hecho, <text:s/>aunque si se han realizado observaciones de campo que apuntan en este sentido (Elsa Vázquez, Universidad de Vigo, datos no publicados). Otros microhábitats protegidos donde se encuentran son, bajo piedras, conchas, rizoides y en cubetas (Catoira Gómez, 1993). Los individuos juveniles post-metamórficos (diámetro entre 0.35 y 2 mm), se encuentran entre julio y noviembre en poblaciones mediterráneas de esta especie (Azzolina &amp; Willsie, 1987). El reclutamiento en <text:span text:style-name="T2">P. lividus</text:span> suele presentar grandes variaciones interanuales (Sala et al., 1998; Hereu et al., 2004), con episodios de excepcional abundancia y años sin ningún reclutamiento aparente (Ebert, 1983).</text:p>
      <text:p text:style-name="Text_20_body"><text:s text:c="2"/>Se ha descrito una relación positiva entre las variaciones en la concentración de fitoplancton y la abundancia de larvas, mientras que existe una relación negativa entre la abundancia larvaria y el reclutamiento, lo que sugiere fenómenos densodependientes en la mortalidad de los juveniles (López et al., 1998). </text:p>
      <text:h text:style-name="Heading_20_4" text:outline-level="4"><text:bookmark-start text:name="_Toc272515720"/><text:bookmark text:name="__RefHeading__3673_2044329055"/>Mortalidad natural:<text:bookmark-end text:name="_Toc272515720"/><text:bookmark-end text:name="__RefHeading__3673_2044329055"/></text:h>
      <text:p text:style-name="Text_20_body"><text:s/>La mortalidad natural de los erizos de mar adultos puede ser considerada como muy baja, excepto en el caso de periodos puntuales, como tormentas o descargas anómalas de ríos, en donde puede llegar a afectar al 4% de la población (Verling <text:span text:style-name="T2">et al.</text:span> 2005). </text:p>
      <text:p text:style-name="Text_20_body">En cuanto a la mortalidad natural en las primeras fases del desarrollo, sólo sobrevive un 12.7% de las larvas, y de estas sólo entre un 0.5-0.7% llegan a alcanzar un diámetro de 2mm después del asentamiento (López <text:span text:style-name="T2">et al.</text:span> 1998). <text:s/>Mientras que de los individuos asentados un 0.04% consigue sobrevivir su primer año de vida, sólo un 0.028% de los individuos asentados consigue alcanzar la edad de madurez (López <text:span text:style-name="T2">et al.</text:span> 1998). </text:p>
      <text:h text:style-name="Heading_20_4" text:outline-level="4"><text:bookmark-start text:name="_Toc272515721"/><text:bookmark text:name="__RefHeading__3675_2044329055"/>Estructura y dinámica de poblaciones:<text:bookmark-end text:name="_Toc272515721"/><text:bookmark-end text:name="__RefHeading__3675_2044329055"/></text:h>
      <text:p text:style-name="Text_20_body">Los stocks de erizos de valor comercial están estructurados como “metapoblaciones” en las cuales subpoblaciones de individuos post-larvales, sedentarios, están conectadas entre sí a través de la dispersión de larvas pelágicas. La metapoblación ofrece un contexto conceptual útil para el análisis y manejo de pesquerías bentónicas en general, tal como lo indican las tendencias en la literatura reciente (Orensanz y Jamieson, 1998). Este paradigma emergente enfatiza la <text:soft-page-break/>estructura espacial de los stocks bentónicos, en contraste con los enfoques inspirados en las pesquerías de peces que tradicionalmente fueron predominantes en la ciencia pesquera.</text:p>
      <text:h text:style-name="Heading_20_5" text:outline-level="5"><text:bookmark-start text:name="_Toc272515722"/><text:bookmark text:name="__RefHeading__3677_2044329055"/>Movimientos:<text:bookmark-end text:name="_Toc272515722"/><text:bookmark-end text:name="__RefHeading__3677_2044329055"/></text:h>
      <text:p text:style-name="Text_20_body">La movilidad de <text:span text:style-name="T2">P. lividus</text:span> ha sido estudiada en el Mediterráneo por Sheperd y Boudouresque (1979) que han descrito un patrón de movimiento nocturno, con picos de actividad alrededor de la salida y la puesta de sol en aguas someras, mientras que en las estaciones más profundas se ha descrito un movimiento no coordinado entre erizos próximos. Los individuos estudiados se desplazaron una distancia mínima media de 0.98 m en 24 h, demostrando una ausencia de comportamiento territorial. Sin embargo pueden producirse desplazamientos de mayor rango ocasionados por la acción de las olas generadas por fuertes vientos<text:span text:style-name="T2"> </text:span>en aguas poco profundas (&lt;6 m), que pueden provocar mortalidades importantes, como se ha descrito en la costa de Irlanda (Verling <text:span text:style-name="T2">et al.</text:span>, 2005).</text:p>
      <text:p text:style-name="Text_20_body">Así, podemos considerar a <text:span text:style-name="T2">Paracentrotus lividus </text:span><text:s/>como una especie sedentaria, entendiendo que esto no es sinónimo de sésil o inmóvil. Indicamos, mas bién, que los movimientos durante los estadíos bentónicos tienen escalas espaciales pequeñas cuando se las compara con procesos cuya dinámica se observa y representa a grandes escalas (por ejemplo la dispersión larvaria o el proceso de pesca)</text:p>
      <text:h text:style-name="Heading_20_4" text:outline-level="4"><text:bookmark-start text:name="_Toc272515723"/><text:bookmark text:name="__RefHeading__3679_2044329055"/>Alimentación:<text:bookmark-end text:name="_Toc272515723"/><text:bookmark-end text:name="__RefHeading__3679_2044329055"/></text:h>
      <text:p text:style-name="Text_20_body"><text:span text:style-name="T2">P. lividus</text:span> es un herbívoro catalogado como consumidor primario en la cadena trófica de la franja litoral rocosa, por lo que actúa como un regulador de las poblaciones de algas fotófilas (Catoira Gómez, 1993).</text:p>
      <text:p text:style-name="Text_20_body"><text:s/>Se alimenta fundamentalmente de algas fijas al sustrato, y secundariamente de algas arrojadas, considerándose como verdaderos herbívoros reguladores de la biomasa de las algas marinas. Se han encontrado restos de materia orgánica de origen animal en contenidos intestinales, si bien su ingestión puede producirse de forma accidental (Niell &amp; Pastor, 1973). En Galicia la alimentación de <text:span text:style-name="T1">P. lividus</text:span> fue descrita en charcas intermareales por Niell &amp; Pastor (1973) y en el medio infralitoral por Gabín &amp; Lorenzo de Dios (1993).</text:p>
      <text:p text:style-name="Text_20_body"><text:s/>Presentan una gran capacidad de adaptación a las condiciones medioambientales, y cuando el alimento es limitante las actividades somáticas y reproductoras decrecen (Fernández &amp; Boudouresque, 1997).</text:p>
      <text:h text:style-name="Heading_20_2" text:outline-level="2"><text:bookmark-start text:name="_Toc272515724"/><text:bookmark text:name="__RefHeading__3681_2044329055"/>Modelo de simulación para el caso del erizo de mar<text:bookmark-end text:name="_Toc272515724"/><text:bookmark-end text:name="__RefHeading__3681_2044329055"/></text:h>
      <text:p text:style-name="Text_20_body">Las simulaciones se realizaron para un periodo de 40 años. Se asumieron como fijos y constantes a lo largo del tiempo las capacidades de carga, la mortalidad natural de los adultos, la productividad de la biomasa.</text:p>
      <text:p text:style-name="Text_20_body">El modelo de crecimiento individual utilizado se corresponde con un modelo de von Bertalanffy tipo 2 (ver <text:bookmark-ref text:reference-format="text" text:ref-name="__RefHeading__736_413081140">Crecimiento</text:bookmark-ref> en la página 9) , con los parámetros estimados a <text:soft-page-break/>partir de los datos obtenidos en el proyecto OURIGAL ya que fueron obtenidos directamente de muestras de la población y parecen diferir respecto al resto de las zonas para las que existen estudios.</text:p>
      <text:p text:style-name="Text_20_body">Para la relación entre el diámetro de la testa (D) y el peso fresco de los individuos (P) se utilizaron las estimas de Haya de la Sierra (1990) <text:s/>obtenidas para 110 individuos de entre 8 y 60 mm localizados en la zona intermareal de Rodiles (Asturias). </text:p>
      <text:p text:style-name="Text_20_body"><draw:custom-shape text:anchor-type="paragraph" draw:z-index="1" draw:style-name="gr2" svg:width="3.996cm" svg:height="0.558cm" svg:x="-465.515cm" svg:y="-387.219cm"><text:p/><draw:enhanced-geometry draw:type="mso-spt75"/></draw:custom-shape><draw:custom-shape text:anchor-type="paragraph" draw:z-index="2" draw:style-name="gr3" svg:width="2.107cm" svg:height="0.528cm" svg:x="-465.515cm" svg:y="-387.219cm"><text:p/><draw:enhanced-geometry draw:type="mso-spt75"/></draw:custom-shape></text:p>
      <text:p text:style-name="Text_20_body">El reclutamiento se asume con media constante, permitiendo una variación estocástica con <text:span text:style-name="T1">RecCV</text:span> de 0.6 para simular la variación natural que se produce año a año debido a variaciones en las condiciones medioambientales:</text:p>
      <text:p text:style-name="Text_20_body"><draw:custom-shape text:anchor-type="paragraph" draw:z-index="3" draw:style-name="gr4" svg:width="5.174cm" svg:height="0.775cm" svg:x="-465.515cm" svg:y="-387.219cm"><text:p/><draw:enhanced-geometry draw:type="mso-spt75"/></draw:custom-shape></text:p>
      <text:p text:style-name="Text_20_body"><text:s/>donde <text:span text:style-name="T2">t</text:span> es el año simulado, <text:span text:style-name="T2">i</text:span> es el área, <text:span text:style-name="T2">edadinicial</text:span> es la edad a la que se produce el reclutamiento, <text:span text:style-name="T2">R</text:span><text:span text:style-name="T9">0</text:span> es el reclutamiento en condiciones vírgenes medido en número de individuos y <text:span text:style-name="T1">Rdev</text:span> son las desviaciones en el reclutamiento y <text:s/><text:span text:style-name="T1">RecCV</text:span> es que coeficiente de variación en el reclutamiento</text:p>
      <text:p text:style-name="Text_20_body">En el modelado de la dinámica de las metapoblaciones se consideraron los siguientes componentes:</text:p>
      <text:list xml:id="list780618241" text:style-name="WWNum5">
        <text:list-item>
          <text:p text:style-name="P13">Procesos locales predispersión en cada celda emisora de larvas de la matriz espacial. Estos procesos incluyen tanto mecanismos compensatorios (densodependencia en el crecimiento, y por ende en el output reproductivo) como depensatorios (densodependencia de las tasas de fertilización).</text:p>
        </text:list-item>
        <text:list-item>
          <text:p text:style-name="P13">Dispersión, modelada de modo que la probabilidad de dispersión entre la celda emisora y la receptora. Debido a la duración de la fase larvaria (1 mes) y a las escalas espaciales con las que se trabajó (bancos dentro de la misma ría), y en ausencia de un modelo hidrodinámico que nos permitiese establecer hipótesis plausibles de dispersión larvaria, se asumió que la conectividad entre las metapoblaciones era total y que el aporte de larvas para cada zona es el mismo. </text:p>
        </text:list-item>
        <text:list-item>
          <text:p text:style-name="P13">Procesos locales post-dispersión en cada celda receptora, incluyendo mecanismos compensatorios (inhibición del asentamiento por parte de los residentes) y depensatorios (atracción de larvas competentes por parte de los residentes).</text:p>
        </text:list-item>
      </text:list>
      <text:p text:style-name="P11">Es muy importante resaltar que en el caso de los erizos existe sólida evidencia empírica de la existencia de mecanismos depensatorios (“Allee effects”), tanto en los escenarios de predispersión (Pennington, 1985; Levitan, 1991) como de postdispersión (Tegner y Dayton, 197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Cambria" svg:font-family="Cambria"/>
    <style:font-face style:name="Times" svg:font-family="Times"/>
    <style:font-face style:name="Helvetica" svg:font-family="Helvetica" style:font-family-generic="swiss"/>
    <style:font-face style:name="Arial1" svg:font-family="Arial" style:font-family-generic="roman" style:font-pitch="variable"/>
    <style:font-face style:name="Times New Roman" svg:font-family="'Times New Roman'" style:font-family-generic="roman" style:font-pitch="variable"/>
    <style:font-face style:name="Arial2" svg:font-family="Arial"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1.27cm" style:writing-mode="page"/>
      <style:text-properties style:use-window-font-color="true" style:font-name="Helvetica" fo:font-size="12pt" fo:language="en" fo:country="US" style:font-name-asian="Helvetica" style:font-size-asian="10.5pt" style:language-asian="zh" style:country-asian="CN" style:font-name-complex="Helvetic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Time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left="0.12cm" fo:margin-right="0cm" fo:text-indent="-0.12cm" style:auto-text-indent="false">
        <style:tab-stops>
          <style:tab-stop style:position="0cm"/>
        </style:tab-stops>
      </style:paragraph-properties>
      <style:text-properties fo:color="#0066cc" style:font-name="Cambria" fo:font-size="13pt" fo:font-style="italic" fo:font-weight="bold" style:font-size-asian="13pt"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1.27cm" fo:margin-right="0cm" fo:text-indent="-1.27cm" style:auto-text-indent="false">
        <style:tab-stops>
          <style:tab-stop style:position="0cm"/>
        </style:tab-stops>
      </style:paragraph-properties>
      <style:text-properties fo:color="#004586" style:font-name="Cambria"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12cm" fo:margin-right="0cm" fo:text-indent="-0.12cm" style:auto-text-indent="false">
        <style:tab-stops>
          <style:tab-stop style:position="0cm"/>
        </style:tab-stops>
      </style:paragraph-properties>
      <style:text-properties fo:color="#004586" style:font-name="Arial" fo:font-size="12pt" fo:font-style="italic" fo:font-weight="bold" style:font-size-asian="12pt" style:font-style-asian="italic" style:font-weight-asian="bold" style:font-size-complex="12pt" style:font-style-complex="italic" style:font-weight-complex="bold"/>
    </style:style>
    <style:style style:name="Epígrafe1" style:family="paragraph" style:parent-style-name="Standard"/>
    <style:style style:name="Tabla" style:family="paragraph" style:parent-style-name="Epígrafe1"/>
    <style:style style:name="Heading_20_5" style:display-name="Heading 5" style:family="paragraph" style:parent-style-name="Heading" style:next-style-name="Text_20_body" style:default-outline-level="5" style:class="text">
      <style:paragraph-properties fo:margin-left="1.778cm" fo:margin-right="0cm" fo:text-indent="-1.778cm" style:auto-text-indent="false">
        <style:tab-stops>
          <style:tab-stop style:position="0cm"/>
        </style:tab-stops>
      </style:paragraph-properties>
      <style:text-properties fo:color="#004586" style:font-name="Arial" fo:font-size="11pt" fo:font-weight="bold" style:font-size-asian="11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cm" fo:page-height="29.70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2-28T22:49:44</dc:date>
    <dc:creator>Inés Naya</dc:creator>
    <meta:generator>OpenOffice.org/3.2$Unix OpenOffice.org_project/320m12$Build-9483</meta:generator>
    <meta:document-statistic meta:table-count="1" meta:image-count="0" meta:object-count="0" meta:page-count="7" meta:paragraph-count="152" meta:word-count="2725" meta:character-count="16825"/>
  </office:meta>
</office:document-meta>
</file>